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5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6" style:family="paragraph" style:parent-style-name="Table_20_Contents">
      <style:text-properties officeooo:rsid="0016dc92" officeooo:paragraph-rsid="0016dc92"/>
    </style:style>
    <style:style style:name="P7" style:family="paragraph" style:parent-style-name="Table_20_Contents">
      <style:text-properties officeooo:rsid="0018c4f2" officeooo:paragraph-rsid="0018c4f2"/>
    </style:style>
    <style:style style:name="P8" style:family="paragraph" style:parent-style-name="Table_20_Contents" style:list-style-name="L1">
      <style:text-properties officeooo:rsid="0016dc92" officeooo:paragraph-rsid="0014d850"/>
    </style:style>
    <style:style style:name="P9" style:family="paragraph" style:parent-style-name="Table_20_Contents" style:list-style-name="L1">
      <style:text-properties officeooo:rsid="0016dc92" officeooo:paragraph-rsid="0016dc92"/>
    </style:style>
    <style:style style:name="P10" style:family="paragraph" style:parent-style-name="Table_20_Contents" style:list-style-name="L2">
      <style:text-properties officeooo:rsid="0016dc92" officeooo:paragraph-rsid="0016dc92"/>
    </style:style>
    <style:style style:name="P11" style:family="paragraph" style:parent-style-name="Table_20_Contents" style:list-style-name="L2">
      <style:text-properties officeooo:rsid="0018c4f2" officeooo:paragraph-rsid="0018c4f2"/>
    </style:style>
    <style:style style:name="P12" style:family="paragraph" style:parent-style-name="Table_20_Contents" style:list-style-name="L3">
      <style:text-properties officeooo:rsid="0018c4f2" officeooo:paragraph-rsid="0018c4f2"/>
    </style:style>
    <style:style style:name="P13" style:family="paragraph" style:parent-style-name="Table_20_Contents" style:list-style-name="L4">
      <style:text-properties officeooo:rsid="0018c4f2" officeooo:paragraph-rsid="0018c4f2"/>
    </style:style>
    <style:style style:name="T1" style:family="text">
      <style:text-properties fo:font-weight="normal" officeooo:rsid="0016dc92" style:font-weight-asian="normal" style:font-weight-complex="normal"/>
    </style:style>
    <style:style style:name="T2" style:family="text">
      <style:text-properties officeooo:rsid="0016dc92"/>
    </style:style>
    <style:style style:name="T3" style:family="text">
      <style:text-properties officeooo:rsid="0018c4f2"/>
    </style:style>
    <style:style style:name="T4" style:family="text">
      <style:text-properties fo:font-weight="bold" officeooo:rsid="0018c4f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Test Scenario Number:</text:p>
          </table:table-cell>
          <table:table-cell table:style-name="Table1.B1" office:value-type="string">
            <text:p text:style-name="P1">001</text:p>
          </table:table-cell>
          <table:table-cell table:style-name="Table1.A1" office:value-type="string">
            <text:p text:style-name="P2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2">Sprint Number:</text:p>
          </table:table-cell>
          <table:table-cell table:style-name="Table1.B4" office:value-type="string">
            <text:p text:style-name="P1">001</text:p>
          </table:table-cell>
          <table:table-cell table:style-name="Table1.A2" office:value-type="string">
            <text:p text:style-name="P2">Application:</text:p>
          </table:table-cell>
          <table:table-cell table:style-name="Table1.D4" office:value-type="string">
            <text:p text:style-name="P6">main.py</text:p>
          </table:table-cell>
        </table:table-row>
        <table:table-row>
          <table:table-cell table:style-name="Table1.A2" office:value-type="string">
            <text:p text:style-name="P2">Tracker ID:</text:p>
          </table:table-cell>
          <table:table-cell table:style-name="Table1.B4" office:value-type="string">
            <text:p text:style-name="P1">001</text:p>
          </table:table-cell>
          <table:table-cell table:style-name="Table1.A2" office:value-type="string">
            <text:p text:style-name="P2">Time Estimation:</text:p>
          </table:table-cell>
          <table:table-cell table:style-name="Table1.D4" office:value-type="string">
            <text:p text:style-name="P1">20 Minutes</text:p>
          </table:table-cell>
        </table:table-row>
        <table:table-row>
          <table:table-cell table:style-name="Table1.A2" office:value-type="string">
            <text:p text:style-name="P2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2">Type:</text:p>
          </table:table-cell>
          <table:table-cell table:style-name="Table1.D4" office:value-type="string">
            <text:p text:style-name="P7">Stepwise</text:p>
          </table:table-cell>
        </table:table-row>
        <table:table-row>
          <table:table-cell table:style-name="Table1.A5" table:number-columns-spanned="4" office:value-type="string">
            <text:p text:style-name="P2">Test Scenario and Requirements Description:</text:p>
            <text:p text:style-name="P2">Prerequisites:</text:p>
            <text:list xml:id="list2587898624522178003" text:style-name="L1">
              <text:list-item>
                <text:p text:style-name="P8">User has Collision Avoidance folder</text:p>
              </text:list-item>
              <text:list-item>
                <text:p text:style-name="P9">User has Python 3.X installed with stock IDLE 3 IDE</text:p>
              </text:list-item>
              <text:list-item>
                <text:p text:style-name="P9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2">Scenario Title: <text:span text:style-name="T1">Import Airplanes from Database</text:span></text:p>
            <text:p text:style-name="P2">Scenario Procedure:</text:p>
            <text:p text:style-name="P5"><text:tab/>U<text:span text:style-name="T2">sing the provided scripts, the user will import the test airplanes to the python algorithm. <text:s/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3">Scenario Steps:</text:p>
          </table:table-cell>
          <table:covered-table-cell/>
          <table:table-cell table:style-name="Table1.C7" table:number-columns-spanned="2" office:value-type="string">
            <text:p text:style-name="P3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4">Create Airplane Test Database:</text:p>
            <text:list xml:id="list3814253136434646725" text:style-name="L2">
              <text:list-item>
                <text:p text:style-name="P10">Open New Terminal</text:p>
              </text:list-item>
              <text:list-item>
                <text:p text:style-name="P10">Navigate to …/collision_avoidance/src/python</text:p>
              </text:list-item>
              <text:list-item>
                <text:p text:style-name="P10">Run command:</text:p>
                <text:list>
                  <text:list-item>
                    <text:p text:style-name="P10">sqlite3 airwaves.db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6">The SQLite program will start in the terminal, opening up the airwaves.db. <text:s/>If no database exists, it will create it.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4">Implement Starting Data:</text:p>
            <text:list xml:id="list133958246573236" text:continue-numbering="true" text:style-name="L2">
              <text:list-item>
                <text:p text:style-name="P10">While in SQLite3 run the command:</text:p>
                <text:list>
                  <text:list-item>
                    <text:p text:style-name="P10">.read db_update.sql</text:p>
                  </text:list-item>
                </text:list>
              </text:list-item>
              <text:list-item>
                <text:p text:style-name="P10">While in SQLite3 run the command:</text:p>
                <text:list>
                  <text:list-item>
                    <text:p text:style-name="P10">.schema</text:p>
                  </text:list-item>
                </text:list>
              </text:list-item>
              <text:list-item>
                <text:p text:style-name="P11">While in SQLite3 run the command:</text:p>
                <text:list>
                  <text:list-item>
                    <text:p text:style-name="P11">.exit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6">The schema for the tables airwaves and stage should appear. <text:span text:style-name="T3">Then the exit command will bring the user back to the linux terminal.</text:span>*</text:p>
            <text:p text:style-name="P6"/>
            <text:p text:style-name="P6">* - Note: If this is the first set up of the table, two errors will appear with the db_update.sql script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4">Open main.py in <text:span text:style-name="T3">terminal</text:span>:</text:p>
            <text:list xml:id="list4196174409732428670" text:style-name="L3">
              <text:list-item>
                <text:p text:style-name="P12">In the same terminal as above, run the following:</text:p>
                <text:list>
                  <text:list-item>
                    <text:p text:style-name="P12">python3 -i main.py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7">Will open the python terminal (Denoted with the “&gt;&gt;&gt;”).</text:p>
          </table:table-cell>
          <table:covered-table-cell/>
        </table:table-row>
        <table:table-row>
          <table:table-cell table:style-name="Table1.A11" table:number-columns-spanned="2" office:value-type="string">
            <text:p text:style-name="P1"><text:span text:style-name="T4">Create Simulator object and populate with Airplanes</text:span>:</text:p>
            <text:list xml:id="list7062891328604736534" text:style-name="L4">
              <text:list-item>
                <text:p text:style-name="P13">Create a new simulator object by typing the following command:</text:p>
                <text:list>
                  <text:list-item>
                    <text:p text:style-name="P13">sim = Simulator(0)</text:p>
                  </text:list-item>
                </text:list>
              </text:list-item>
              <text:list-item>
                <text:p text:style-name="P13">Populate the simulator with aircraft by running:</text:p>
                <text:list>
                  <text:list-item>
                    <text:p text:style-name="P13">sim.createAirplanes()</text:p>
                  </text:list-item>
                </text:list>
              </text:list-item>
              <text:list-item>
                <text:p text:style-name="P13">Confirm that two airplanes were created by running:</text:p>
                <text:list>
                  <text:list-item>
                    <text:p text:style-name="P13">sim.airplanes</text:p>
                  </text:list-item>
                </text:list>
              </text:list-item>
              <text:list-item>
                <text:p text:style-name="P13">Exit python by running</text:p>
                <text:list>
                  <text:list-item>
                    <text:p text:style-name="P13">exit()</text:p>
                  </text:list-item>
                </text:list>
              </text:list-item>
            </text:list>
          </table:table-cell>
          <table:covered-table-cell/>
          <table:table-cell table:style-name="Table1.C11" table:number-columns-spanned="2" office:value-type="string">
            <text:p text:style-name="P7">A list of two airplane objects with the address in memory will appear. <text:s/>Upon exit, the user will be back at the linux terminal.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3:33:53.341653030</dc:date>
    <meta:editing-duration>PT16M2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55" meta:word-count="292" meta:character-count="1739" meta:non-whitespace-character-count="1520"/>
  </office:meta>
</office:document-meta>
</file>